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="0.74pt solid #000000"/>
    </style:style>
    <style:style style:name="ce9" style:family="table-cell" style:parent-style-name="Default" style:data-style-name="N11">
      <style:table-cell-properties fo:background-color="#ffff00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 style:data-style-name="N115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3"/>
        <table:table-column table:style-name="co1" table:number-columns-repeated="12" table:default-cell-style-name="ce5"/>
        <table:table-column table:style-name="co1" table:default-cell-style-name="ce10"/>
        <table:table-column table:style-name="co1" table:default-cell-style-name="ce5"/>
        <table:table-row table:style-name="ro1">
          <table:table-cell/>
          <table:table-cell table:style-name="Default"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17" table:number-rows-spanned="2">
            <text:p>CUADERNO DE PROFESOR</text:p>
          </table:table-cell>
          <table:covered-table-cell table:number-columns-repeated="16" table:style-name="ce4"/>
        </table:table-row>
        <table:table-row table:style-name="ro1">
          <table:table-cell/>
          <table:covered-table-cell table:style-name="ce1"/>
          <table:covered-table-cell table:number-columns-repeated="16" table:style-name="ce2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lumnado</text:p>
          </table:table-cell>
          <table:covered-table-cell table:number-columns-repeated="3" table:style-name="ce2"/>
          <table:table-cell table:style-name="ce1" office:value-type="string" calcext:value-type="string" table:number-columns-spanned="3" table:number-rows-spanned="1">
            <text:p>Práctica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jercicios</text:p>
          </table:table-cell>
          <table:covered-table-cell table:number-columns-repeated="2" table:style-name="ce2"/>
          <table:table-cell table:style-name="ce1" office:value-type="string" calcext:value-type="string" table:number-columns-spanned="3" table:number-rows-spanned="1">
            <text:p>Exámenes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Trabajo</text:p>
          </table:table-cell>
          <table:covered-table-cell table:style-name="ce2"/>
          <table:table-cell table:style-name="ce1" office:value-type="string" calcext:value-type="string" table:number-columns-spanned="2" table:number-rows-spanned="4">
            <text:p>NOTA FINAL</text:p>
          </table:table-cell>
          <table:covered-table-cell table:style-name="ce2"/>
        </table:table-row>
        <table:table-row table:style-name="ro1">
          <table:table-cell/>
          <table:table-cell table:style-name="ce1" office:value-type="string" calcext:value-type="string" table:number-columns-spanned="2" table:number-rows-spanned="3">
            <text:p>Apellidos</text:p>
          </table:table-cell>
          <table:covered-table-cell table:style-name="ce2"/>
          <table:table-cell table:style-name="ce1" office:value-type="string" calcext:value-type="string" table:number-columns-spanned="2" table:number-rows-spanned="3">
            <text:p>Nombre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P1</text:p>
          </table:table-cell>
          <table:table-cell table:style-name="ce1" office:value-type="string" calcext:value-type="string" table:number-columns-spanned="1" table:number-rows-spanned="2">
            <text:p>P2</text:p>
          </table:table-cell>
          <table:table-cell table:style-name="ce1" office:value-type="string" calcext:value-type="string" table:number-columns-spanned="1" table:number-rows-spanned="2">
            <text:p>P3</text:p>
          </table:table-cell>
          <table:table-cell table:style-name="ce1" office:value-type="string" calcext:value-type="string" table:number-columns-spanned="1" table:number-rows-spanned="2">
            <text:p>E1</text:p>
          </table:table-cell>
          <table:table-cell table:style-name="ce1" office:value-type="string" calcext:value-type="string" table:number-columns-spanned="1" table:number-rows-spanned="2">
            <text:p>E2</text:p>
          </table:table-cell>
          <table:table-cell table:style-name="ce1" office:value-type="string" calcext:value-type="string" table:number-columns-spanned="1" table:number-rows-spanned="2">
            <text:p>E3</text:p>
          </table:table-cell>
          <table:table-cell table:style-name="ce1" office:value-type="string" calcext:value-type="string" table:number-columns-spanned="1" table:number-rows-spanned="2">
            <text:p>X1</text:p>
          </table:table-cell>
          <table:table-cell table:style-name="ce1" office:value-type="string" calcext:value-type="string" table:number-columns-spanned="1" table:number-rows-spanned="2">
            <text:p>X2</text:p>
          </table:table-cell>
          <table:table-cell table:style-name="ce1" office:value-type="string" calcext:value-type="string" table:number-columns-spanned="1" table:number-rows-spanned="2">
            <text:p>X3</text:p>
          </table:table-cell>
          <table:table-cell table:style-name="ce1" office:value-type="string" calcext:value-type="string" table:number-columns-spanned="1" table:number-rows-spanned="2">
            <text:p>En Casa</text:p>
          </table:table-cell>
          <table:table-cell table:style-name="ce1" office:value-type="string" calcext:value-type="string" table:number-columns-spanned="1" table:number-rows-spanned="2">
            <text:p>En clase</text:p>
          </table:table-cell>
          <table:covered-table-cell table:number-columns-repeated="2" table:style-name="ce2"/>
        </table:table-row>
        <table:table-row table:style-name="ro1">
          <table:table-cell/>
          <table:covered-table-cell table:number-columns-repeated="17" table:style-name="ce2"/>
        </table:table-row>
        <table:table-row table:style-name="ro1">
          <table:table-cell/>
          <table:covered-table-cell table:style-name="ce1"/>
          <table:covered-table-cell table:number-columns-repeated="3" table:style-name="ce2"/>
          <table:table-cell table:style-name="ce9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 table:style-name="ce2"/>
          <table:table-cell table:style-name="ce9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 table:style-name="ce2"/>
          <table:table-cell table:style-name="ce9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 table:style-name="ce2"/>
          <table:table-cell table:style-name="ce9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3" table:style-name="ce2"/>
        </table:table-row>
        <table:table-row table:style-name="ro1">
          <table:table-cell/>
          <table:table-cell office:value-type="string" calcext:value-type="string" table:number-columns-spanned="2" table:number-rows-spanned="1">
            <text:p>Juanfraga</text:p>
          </table:table-cell>
          <table:covered-table-cell/>
          <table:table-cell office:value-type="string" calcext:value-type="string" table:number-columns-spanned="2" table:number-rows-spanned="1">
            <text:p>Manuel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,5</text:p>
          </table:table-cell>
          <table:table-cell office:value-type="float" office:value="4.2" calcext:value-type="float">
            <text:p>4,2</text:p>
          </table:table-cell>
          <table:table-cell office:value-type="float" office:value="5.7" calcext:value-type="float">
            <text:p>5,7</text:p>
          </table:table-cell>
          <table:table-cell office:value-type="float" office:value="8.4" calcext:value-type="float">
            <text:p>8,4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,5</text:p>
          </table:table-cell>
          <table:table-cell table:formula="of:=(([.F8]+[.G8]+[.H8])/3)*[.F7]+(([.I8]+[.J8]+[.K8])/3)*[.I7]+([.L8]+[.M8]+[.N8])/3*[.L7]+(([.O8]+[.P8])/2)*[.O7]" office:value-type="float" office:value="6.49166666666667" calcext:value-type="float" table:number-columns-spanned="2" table:number-rows-spanned="1">
            <text:p>6,49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Martinez</text:p>
          </table:table-cell>
          <table:covered-table-cell/>
          <table:table-cell office:value-type="string" calcext:value-type="string" table:number-columns-spanned="2" table:number-rows-spanned="1">
            <text:p>Sandra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([.F9]+[.G9]+[.H9])/3)*[.F7]+(([.I9]+[.J9]+[.K9])/3)*[.I7]+([.L9]+[.M9]+[.N9])/3*[.L7]+(([.O9]+[.P9])/2)*[.O7]" office:value-type="float" office:value="6.21666666666667" calcext:value-type="float" table:number-columns-spanned="2" table:number-rows-spanned="1">
            <text:p>6,22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Messi</text:p>
          </table:table-cell>
          <table:covered-table-cell/>
          <table:table-cell office:value-type="string" calcext:value-type="string" table:number-columns-spanned="2" table:number-rows-spanned="1">
            <text:p>Lionel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([.F10]+[.G10]+[.H10])/3)*[.F7]+(([.I10]+[.J10]+[.K10])/3)*[.I7]+([.L10]+[.M10]+[.N10])/3*[.L7]+(([.O10]+[.P10])/2)*[.O7]" office:value-type="float" office:value="5.16666666666667" calcext:value-type="float" table:number-columns-spanned="2" table:number-rows-spanned="1">
            <text:p>5,17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Mbappe</text:p>
          </table:table-cell>
          <table:covered-table-cell/>
          <table:table-cell office:value-type="string" calcext:value-type="string" table:number-columns-spanned="2" table:number-rows-spanned="1">
            <text:p>Kylian</text:p>
          </table:table-cell>
          <table:covered-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([.F11]+[.G11]+[.H11])/3)*[.F7]+(([.I11]+[.J11]+[.K11])/3)*[.I7]+([.L11]+[.M11]+[.N11])/3*[.L7]+(([.O11]+[.P11])/2)*[.O7]" office:value-type="float" office:value="6.68333333333333" calcext:value-type="float" table:number-columns-spanned="2" table:number-rows-spanned="1">
            <text:p>6,68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Ramos</text:p>
          </table:table-cell>
          <table:covered-table-cell/>
          <table:table-cell office:value-type="string" calcext:value-type="string" table:number-columns-spanned="2" table:number-rows-spanned="1">
            <text:p>Sergio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3" table:formula="of:=(([.F12]+[.G12]+[.H12])/3)*[.F7]+(([.I12]+[.J12]+[.K12])/3)*[.I7]+([.L12]+[.M12]+[.N12])/3*[.L7]+(([.O12]+[.P12])/2)*[.O7]" office:value-type="float" office:value="4.3" calcext:value-type="float" table:number-columns-spanned="2" table:number-rows-spanned="1">
            <text:p>4,3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Fernández</text:p>
          </table:table-cell>
          <table:covered-table-cell/>
          <table:table-cell office:value-type="string" calcext:value-type="string" table:number-columns-spanned="2" table:number-rows-spanned="1">
            <text:p>Paula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(([.F13]+[.G13]+[.H13])/3)*[.F7]+(([.I13]+[.J13]+[.K13])/3)*[.I7]+([.L13]+[.M13]+[.N13])/3*[.L7]+(([.O13]+[.P13])/2)*[.O7]" office:value-type="float" office:value="6.18333333333333" calcext:value-type="float" table:number-columns-spanned="2" table:number-rows-spanned="1">
            <text:p>6,18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onzález</text:p>
          </table:table-cell>
          <table:covered-table-cell/>
          <table:table-cell office:value-type="string" calcext:value-type="string" table:number-columns-spanned="2" table:number-rows-spanned="1">
            <text:p>Pedro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(([.F14]+[.G14]+[.H14])/3)*[.F7]+(([.I14]+[.J14]+[.K14])/3)*[.I7]+([.L14]+[.M14]+[.N14])/3*[.L7]+(([.O14]+[.P14])/2)*[.O7]" office:value-type="float" office:value="6.03333333333333" calcext:value-type="float" table:number-columns-spanned="2" table:number-rows-spanned="1">
            <text:p>6,03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Sánchez</text:p>
          </table:table-cell>
          <table:covered-table-cell/>
          <table:table-cell office:value-type="string" calcext:value-type="string" table:number-columns-spanned="2" table:number-rows-spanned="1">
            <text:p>Ana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" table:formula="of:=(([.F15]+[.G15]+[.H15])/3)*[.F7]+(([.I15]+[.J15]+[.K158])/3)*[.I7]+([.L15]+[.M15]+[.N15])/3*[.L7]+(([.O15]+[.P15])/2)*[.O7]" office:value-type="float" office:value="4.85" calcext:value-type="float" table:number-columns-spanned="2" table:number-rows-spanned="1">
            <text:p>4,85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Cuadrado</text:p>
          </table:table-cell>
          <table:covered-table-cell/>
          <table:table-cell office:value-type="string" calcext:value-type="string" table:number-columns-spanned="2" table:number-rows-spanned="1">
            <text:p>David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(([.F16]+[.G16]+[.H16])/3)*[.F7]+(([.I16]+[.J16]+[.K16])/3)*[.I7]+([.L16]+[.M16]+[.N16])/3*[.L7]+(([.O16]+[.P16])/2)*[.O7]" office:value-type="float" office:value="6.06666666666667" calcext:value-type="float" table:number-columns-spanned="2" table:number-rows-spanned="1">
            <text:p>6,07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Pérez</text:p>
          </table:table-cell>
          <table:covered-table-cell/>
          <table:table-cell office:value-type="string" calcext:value-type="string" table:number-columns-spanned="2" table:number-rows-spanned="1">
            <text:p>Bryan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F17]+[.G17]+[.H17])/3)*[.F7]+(([.I17]+[.J17]+[.K17])/3)*[.I7]+([.L17]+[.M17]+[.N17])/3*[.L7]+(([.O17]+[.P17])/2)*[.O7]" office:value-type="float" office:value="5.56666666666667" calcext:value-type="float" table:number-columns-spanned="2" table:number-rows-spanned="1">
            <text:p>5,57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Martín</text:p>
          </table:table-cell>
          <table:covered-table-cell/>
          <table:table-cell office:value-type="string" calcext:value-type="string" table:number-columns-spanned="2" table:number-rows-spanned="1">
            <text:p>Enzo</text:p>
          </table:table-cell>
          <table:covered-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([.F18]+[.G18]+[.H18])/3)*[.F7]+(([.I18]+[.J18]+[.K18])/3)*[.I7]+([.L18]+[.M18]+[.N18])/3*[.L7]+(([.O18]+[.P18])/2)*[.O7]" office:value-type="float" office:value="6.31666666666667" calcext:value-type="float" table:number-columns-spanned="2" table:number-rows-spanned="1">
            <text:p>6,32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Marín</text:p>
          </table:table-cell>
          <table:covered-table-cell/>
          <table:table-cell office:value-type="string" calcext:value-type="string" table:number-columns-spanned="2" table:number-rows-spanned="1">
            <text:p>Dolores</text:p>
          </table:table-cell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" table:formula="of:=(([.F19]+[.G19]+[.H19])/3)*[.F7]+(([.I19]+[.J19]+[.K19])/3)*[.I7]+([.L19]+[.M19]+[.N19])/3*[.L7]+(([.O19]+[.P91])/2)*[.O7]" office:value-type="float" office:value="5" calcext:value-type="float" table:number-columns-spanned="2" table:number-rows-spanned="1">
            <text:p>5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García</text:p>
          </table:table-cell>
          <table:covered-table-cell/>
          <table:table-cell office:value-type="string" calcext:value-type="string" table:number-columns-spanned="2" table:number-rows-spanned="1">
            <text:p>Stephen</text:p>
          </table:table-cell>
          <table:covered-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3" table:formula="of:=(([.F20]+[.G20]+[.H20])/3)*[.F7]+(([.I20]+[.J20]+[.K20])/3)*[.I7]+([.L20]+[.M20]+[.N20])/3*[.L7]+(([.O20]+[.P20])/2)*[.O7]" office:value-type="float" office:value="5.55" calcext:value-type="float" table:number-columns-spanned="2" table:number-rows-spanned="1">
            <text:p>5,55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Rodríguez</text:p>
          </table:table-cell>
          <table:covered-table-cell/>
          <table:table-cell office:value-type="string" calcext:value-type="string" table:number-columns-spanned="2" table:number-rows-spanned="1">
            <text:p>Hugo</text:p>
          </table:table-cell>
          <table:covered-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(([.F21]+[.G21]+[.H21])/3)*[.F7]+(([.I21]+[.J21]+[.K21])/3)*[.I7]+([.L21]+[.M21]+[.N21])/3*[.L7]+(([.O21]+[.P21])/2)*[.O7]" office:value-type="float" office:value="4.56666666666667" calcext:value-type="float" table:number-columns-spanned="2" table:number-rows-spanned="1">
            <text:p>4,6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Jiménez</text:p>
          </table:table-cell>
          <table:covered-table-cell/>
          <table:table-cell office:value-type="string" calcext:value-type="string" table:number-columns-spanned="2" table:number-rows-spanned="1">
            <text:p>Mateo</text:p>
          </table:table-cell>
          <table:covered-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(([.F22]+[.G22]+[.H22])/3)*[.F7]+(([.I22]+[.J22]+[.K22])/3)*[.I7]+([.L22]+[.M22]+[.N22])/3*[.L7]+(([.O22]+[.P22])/2)*[.O7]" office:value-type="float" office:value="5.71666666666667" calcext:value-type="float" table:number-columns-spanned="2" table:number-rows-spanned="1">
            <text:p>5,72</text:p>
          </table:table-cell>
          <table:covered-table-cell/>
        </table:table-row>
        <table:table-row table:style-name="ro1">
          <table:table-cell/>
          <table:table-cell office:value-type="string" calcext:value-type="string" table:number-columns-spanned="2" table:number-rows-spanned="1">
            <text:p>Muñoz</text:p>
          </table:table-cell>
          <table:covered-table-cell/>
          <table:table-cell office:value-type="string" calcext:value-type="string" table:number-columns-spanned="2" table:number-rows-spanned="1">
            <text:p>Lucas</text:p>
          </table:table-cell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(([.F23]+[.G23]+[.H23])/3)*[.F7]+(([.I23]+[.J23]+[.K23])/3)*[.I7]+([.L23]+[.M23]+[.N23])/3*[.L7]+(([.O23]+[.P23])/2)*[.O7]" office:value-type="float" office:value="4.23333333333333" calcext:value-type="float" table:number-columns-spanned="2" table:number-rows-spanned="1">
            <text:p>4,23</text:p>
          </table:table-cell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0">
      <number:number number:decimal-places="7" number:min-decimal-places="7" number:min-integer-digits="1"/>
    </number:number-style>
    <number:number-style style:name="N109">
      <number:number number:decimal-places="8" number:min-decimal-places="8" number:min-integer-digits="1"/>
    </number:number-style>
    <number:number-style style:name="N108">
      <number:number number:decimal-places="9" number:min-decimal-places="9" number:min-integer-digits="1"/>
    </number:number-style>
    <number:number-style style:name="N107">
      <number:number number:decimal-places="10" number:min-decimal-places="10" number:min-integer-digits="1"/>
    </number:number-style>
    <number:number-style style:name="N106">
      <number:number number:decimal-places="11" number:min-decimal-places="11" number:min-integer-digits="1"/>
    </number:number-style>
    <number:number-style style:name="N105">
      <number:number number:decimal-places="12" number:min-decimal-places="12" number:min-integer-digits="1"/>
    </number:number-style>
    <number:number-style style:name="N104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9T09:12:43.677690810</meta:creation-date>
    <meta:editing-duration>PT6M31S</meta:editing-duration>
    <meta:editing-cycles>2</meta:editing-cycles>
    <meta:generator>LibreOffice/7.3.6.2$Linux_X86_64 LibreOffice_project/30$Build-2</meta:generator>
    <dc:date>2022-12-19T09:29:31.668622571</dc:date>
    <meta:document-statistic meta:table-count="1" meta:cell-count="248" meta:object-count="0"/>
  </office:meta>
</office:document-meta>
</file>